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ceElemen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aceElement.notifyLayoutManager( MinOptMax effective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aceElement.isFor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Element.get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Element.SpaceElement( Position position , SpaceProperty space , RelSide side , boolean isFirst , boolean isLast , PercentBas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